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co - Remember Me</text:p>
      <text:p text:style-name="Preformatted_20_Text"/>
      <text:p text:style-name="Preformatted_20_Text">Capo on 5th fret</text:p>
      <text:p text:style-name="Preformatted_20_Text"/>
      <text:p text:style-name="Preformatted_20_Text">[Verse 1]</text:p>
      <text:p text:style-name="Preformatted_20_Text">&lt;G&gt;--- <text:s text:c="10"/>Remember me</text:p>
      <text:p text:style-name="Preformatted_20_Text">&lt;Cm&gt;- &lt;D&gt;- <text:s text:c="6"/>Though I have to say goodbye</text:p>
      <text:p text:style-name="Preformatted_20_Text">&lt;G&gt;--- <text:s text:c="10"/>Remember me</text:p>
      <text:p text:style-name="Preformatted_20_Text">&lt;Am&gt;- &lt;D&gt;- <text:s text:c="6"/>Don't let it make you cry</text:p>
      <text:p text:style-name="Preformatted_20_Text"/>
      <text:p text:style-name="Preformatted_20_Text">&lt;C&gt;- &lt;D&gt;- <text:s text:c="7"/>For even if I'm far away</text:p>
      <text:p text:style-name="P1">&lt;Bm&gt;- &lt;Em&gt;- <text:s text:c="5"/>I hold you in my heart</text:p>
      <text:p text:style-name="Preformatted_20_Text">&lt;C&gt;- &lt;Bm&gt;- <text:s text:c="6"/>I sing a secret song to you</text:p>
      <text:p text:style-name="Preformatted_20_Text">&lt;Am&gt;- &lt;D&gt;- <text:s text:c="6"/>Each night we are apart</text:p>
      <text:p text:style-name="Preformatted_20_Text"/>
      <text:p text:style-name="Preformatted_20_Text">[Verse 2]</text:p>
      <text:p text:style-name="Preformatted_20_Text">&lt;G&gt;--- <text:s text:c="10"/>Remember me</text:p>
      <text:p text:style-name="Preformatted_20_Text">&lt;Cm&gt;- &lt;D&gt;- <text:s text:c="6"/>Though I have to travel far</text:p>
      <text:p text:style-name="Preformatted_20_Text">&lt;G&gt;--- <text:s text:c="10"/>Remember me</text:p>
      <text:p text:style-name="Preformatted_20_Text">&lt;Am&gt;- &lt;D&gt;- <text:s text:c="6"/><text:span text:style-name="T4">Each time </text:span>you hear a sad guitar</text:p>
      <text:p text:style-name="Preformatted_20_Text"/>
      <text:p text:style-name="Preformatted_20_Text">&lt;C&gt;- &lt;D&gt;- <text:s text:c="7"/>Know that<text:span text:style-name="T3"> I'm with you</text:span></text:p>
      <text:p text:style-name="Preformatted_20_Text">&lt;Bm&gt;- &lt;Em&gt;- <text:s text:c="5"/>The only way that I can be</text:p>
      <text:p text:style-name="P1"><text:span text:style-name="T2">&lt;Cm&gt;-- </text:span>&lt;Am&gt;.. <text:s text:c="3"/>Until you're in my arms again</text:p>
      <text:p text:style-name="Preformatted_20_Text">&lt;G&gt;-- &lt;G&gt;... <text:s text:c="4"/>Remember 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1T18:32:38.947269202</dc:date>
    <meta:editing-duration>PT3M2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17" meta:character-count="663" meta:non-whitespace-character-count="459"/>
  </office:meta>
</office:document-meta>
</file>